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ple Color Emoji" svg:font-family="'Apple Color Emoji'" style:font-family-generic="roman" style:font-pitch="variable"/>
    <style:font-face style:name="Apple Color Emoji1" svg:font-family="'Apple Color Emoji'" style:font-family-generic="system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CJK JP" fo:font-size="26pt" fo:language="en" fo:country="US" style:font-name-asian="Noto Sans CJK JP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Noto Sans CJK JP" fo:font-size="26pt" style:font-name-asian="Noto Sans CJK JP" style:font-size-asian="26pt" style:font-size-complex="26pt"/>
    </style:style>
    <style:style style:name="P3" style:family="paragraph" style:parent-style-name="Standard">
      <style:text-properties style:font-name="Noto Sans CJK JP" style:font-name-asian="Noto Sans CJK JP" style:font-name-complex="Apple Color Emoji1"/>
    </style:style>
    <style:style style:name="P4" style:family="paragraph" style:parent-style-name="Standard">
      <style:paragraph-properties fo:text-align="center" style:justify-single-word="false"/>
      <style:text-properties style:font-name="Noto Sans CJK JP" style:font-name-asian="Noto Sans CJK JP" style:font-name-complex="Apple Color Emoji1"/>
    </style:style>
    <style:style style:name="P5" style:family="paragraph" style:parent-style-name="Standard">
      <style:paragraph-properties fo:text-align="center" style:justify-single-word="false"/>
      <style:text-properties style:font-name="Noto Sans CJK JP" style:font-name-asian="Noto Sans CJK JP"/>
    </style:style>
    <style:style style:name="P6" style:family="paragraph" style:parent-style-name="Standard">
      <style:paragraph-properties fo:text-align="center" style:justify-single-word="false"/>
      <style:text-properties style:font-name="Noto Sans CJK JP" fo:font-size="18pt" style:font-name-asian="Noto Sans CJK JP" style:font-size-asian="18pt" style:font-name-complex="Apple Color Emoji1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Noto Sans CJK JP" fo:font-size="18pt" style:font-name-asian="Noto Sans CJK JP" style:font-size-asian="18pt" style:font-size-complex="18pt"/>
    </style:style>
    <style:style style:name="P8" style:family="paragraph" style:parent-style-name="Standard">
      <style:text-properties style:font-name="Noto Sans CJK JP" fo:font-size="18pt" style:text-underline-style="solid" style:text-underline-width="auto" style:text-underline-color="font-color" style:font-name-asian="Noto Sans CJK JP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Noto Sans CJK JP" style:font-name-asian="Noto Sans CJK JP"/>
    </style:style>
    <style:style style:name="T1" style:family="text">
      <style:text-properties fo:color="#ffffff" loext:opacity="100%"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color="#ffffff" loext:opacity="100%" fo:font-size="18pt" style:text-underline-style="solid" style:text-underline-width="auto" style:text-underline-color="font-color" style:font-size-asian="18pt" style:font-name-complex="Apple Color Emoji1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style:font-size-asian="18pt" style:font-name-complex="Apple Color Emoji1" style:font-size-complex="18pt"/>
    </style:style>
    <style:style style:name="T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officeooo:rsid="0004041f" style:font-size-asian="18pt" style:font-size-complex="18pt"/>
    </style:style>
    <style:style style:name="T7" style:family="text">
      <style:text-properties fo:font-size="18pt" style:text-underline-style="solid" style:text-underline-width="auto" style:text-underline-color="font-color" officeooo:rsid="00047a67" style:font-size-asian="18pt" style:font-size-complex="18pt"/>
    </style:style>
    <style:style style:name="T8" style:family="text">
      <style:text-properties fo:font-size="18pt" style:text-underline-style="solid" style:text-underline-width="auto" style:text-underline-color="font-color" officeooo:rsid="00067ed2" style:font-size-asian="18pt" style:font-size-complex="18pt"/>
    </style:style>
    <style:style style:name="T9" style:family="text">
      <style:text-properties fo:font-size="18pt" style:text-underline-style="solid" style:text-underline-width="auto" style:text-underline-color="font-color" style:font-size-asian="18pt" style:font-name-complex="Apple Color Emoji1" style:font-size-complex="18pt"/>
    </style:style>
    <style:style style:name="T10" style:family="text">
      <style:text-properties style:use-window-font-color="true" loext:opacity="0%" fo:font-size="18pt" fo:language="en" fo:country="US" style:text-underline-style="solid" style:text-underline-width="auto" style:text-underline-color="font-color" style:letter-kerning="false" style:font-size-asian="18pt" style:language-asian="ja" style:country-asian="JP" style:font-name-complex="Apple Color Emoji1" style:font-size-complex="18pt" style:language-complex="ar" style:country-complex="SA"/>
    </style:style>
    <style:style style:name="T11" style:family="text">
      <style:text-properties style:use-window-font-color="true" loext:opacity="0%" fo:font-size="18pt" fo:language="en" fo:country="US" style:text-underline-style="solid" style:text-underline-width="auto" style:text-underline-color="font-color" officeooo:rsid="00067ed2" style:letter-kerning="false" style:font-size-asian="18pt" style:language-asian="ja" style:country-asian="JP" style:font-name-complex="Apple Color Emoji1" style:font-size-complex="18pt" style:language-complex="ar" style:country-complex="SA"/>
    </style:style>
    <style:style style:name="T12" style:family="text">
      <style:text-properties style:use-window-font-color="true" loext:opacity="0%" fo:font-size="18pt" fo:language="en" fo:country="US" style:text-underline-style="solid" style:text-underline-width="auto" style:text-underline-color="font-color" style:letter-kerning="false" style:font-size-asian="18pt" style:language-asian="ja" style:country-asian="JP" style:font-name-complex="游明朝" style:font-size-complex="18pt" style:language-complex="ar" style:country-complex="SA"/>
    </style:style>
    <style:style style:name="T13" style:family="text">
      <style:text-properties style:use-window-font-color="true" loext:opacity="0%" fo:font-size="18pt" fo:language="en" fo:country="US" style:letter-kerning="false" style:font-size-asian="18pt" style:language-asian="ja" style:country-asian="JP" style:font-name-complex="游明朝" style:font-size-complex="18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知能システム学実験B　報告書</text:p>
      <text:p text:style-name="P3"/>
      <text:p text:style-name="P3"/>
      <text:p text:style-name="P6"/>
      <text:p text:style-name="P5"><text:span text:style-name="T4">実験題目　</text:span><text:span text:style-name="T9">　ロボットアーム　</text:span><text:span text:style-name="T2">■</text:span></text:p>
      <text:p text:style-name="P4"/>
      <text:p text:style-name="P4"/>
      <text:p text:style-name="P4"/>
      <text:p text:style-name="P7"/>
      <text:p text:style-name="P5"><text:span text:style-name="T3">実験日　</text:span><text:span text:style-name="T5">　R6　年　1</text:span><text:span text:style-name="T7">2</text:span><text:span text:style-name="T5">　月　</text:span><text:span text:style-name="T8">19</text:span><text:span text:style-name="T5">　日</text:span></text:p>
      <text:p text:style-name="P5"><text:span text:style-name="T3">　　　　</text:span><text:span text:style-name="T5">　R6　年　1</text:span><text:span text:style-name="T7">2</text:span><text:span text:style-name="T5">　月　</text:span><text:span text:style-name="T8">24</text:span><text:span text:style-name="T5">　日</text:span></text:p>
      <text:p text:style-name="P5"><text:span text:style-name="T3">　　　　</text:span><text:span text:style-name="T5">　R6　年　1</text:span><text:span text:style-name="T7">2</text:span><text:span text:style-name="T5">　月　</text:span><text:span text:style-name="T8">26</text:span><text:span text:style-name="T5">　日</text:span></text:p>
      <text:p text:style-name="P5"><text:span text:style-name="T3">　　　　</text:span><text:span text:style-name="T5">　R</text:span><text:span text:style-name="T8">7</text:span><text:span text:style-name="T5">　年　</text:span><text:span text:style-name="T8">01</text:span><text:span text:style-name="T5">　月　</text:span><text:span text:style-name="T8">07</text:span><text:span text:style-name="T5">　日</text:span></text:p>
      <text:p text:style-name="P8"/>
      <text:p text:style-name="P7"/>
      <text:p text:style-name="P7">大阪大学　基礎工学部　</text:p>
      <text:p text:style-name="P7">システム科学科　知能システム学コース</text:p>
      <text:p text:style-name="P5"><text:span text:style-name="T5">　3　</text:span><text:span text:style-name="T3">年　</text:span><text:span text:style-name="T5">　C　</text:span><text:span text:style-name="T3">班</text:span></text:p>
      <text:p text:style-name="P5"><text:span text:style-name="T3">提出者氏名　</text:span><text:span text:style-name="T5"> 　萩原 陽人 　</text:span><text:span text:style-name="T1">■</text:span></text:p>
      <text:p text:style-name="P5"><text:span text:style-name="T3">学籍番号　　</text:span><text:span text:style-name="T5">　　09C24708　　</text:span><text:span text:style-name="T1">■</text:span></text:p>
      <text:p text:style-name="P7"/>
      <text:p text:style-name="P5"><text:span text:style-name="T3">提出日　　　</text:span><text:span text:style-name="T5">　　R</text:span><text:span text:style-name="T8">7</text:span><text:span text:style-name="T5">　年　</text:span><text:span text:style-name="T8">01</text:span><text:span text:style-name="T5">　月　</text:span><text:span text:style-name="T8">14</text:span><text:span text:style-name="T5">　日</text:span></text:p>
      <text:p text:style-name="P5"><text:span text:style-name="T5"/></text:p>
      <text:p text:style-name="P5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ple Color Emoji" svg:font-family="'Apple Color Emoji'" style:font-family-generic="roman" style:font-pitch="variable"/>
    <style:font-face style:name="Apple Color Emoji1" svg:font-family="'Apple Color Emoji'" style:font-family-generic="system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DejaVu Sans" style:font-size-asian="12pt" style:language-asian="ja" style:country-asian="JP" style:font-name-complex="游明朝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US" style:letter-kerning="false" style:font-name-asian="DejaVu Sans" style:font-size-asian="12pt" style:language-asian="ja" style:country-asian="JP" style:font-name-complex="游明朝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2pt" fo:language="en" fo:country="US" style:letter-kerning="false" style:font-name-asian="DejaVu Sans" style:font-family-asian="'DejaVu Sans'" style:font-family-generic-asian="system" style:font-pitch-asian="variable" style:font-size-asian="12pt" style:language-asian="ja" style:country-asian="JP" style:font-name-complex="游明朝" style:font-family-complex="游明朝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8T13:07:00</meta:creation-date>
    <meta:initial-creator>Microsoft Office User</meta:initial-creator>
    <dc:language>ja-JP</dc:language>
    <meta:print-date>2021-09-23T15:29:00</meta:print-date>
    <dc:date>2025-01-14T09:38:33.116997332</dc:date>
    <meta:editing-cycles>14</meta:editing-cycles>
    <meta:editing-duration>PT32M40S</meta:editing-duration>
    <meta:generator>LibreOffice/24.2.7.2$Linux_X86_64 LibreOffice_project/420$Build-2</meta:generator>
    <meta:document-statistic meta:table-count="0" meta:image-count="0" meta:object-count="0" meta:page-count="1" meta:paragraph-count="12" meta:word-count="107" meta:character-count="200" meta:non-whitespace-character-count="129"/>
    <meta:user-defined meta:name="AppVersion">15.0000</meta:user-defined>
    <meta:template xlink:type="simple" xlink:actuate="onRequest" xlink:title="Normal.dotm" xlink:href=""/>
  </office:meta>
</office:document-meta>
</file>